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P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text-align="justify" fo:break-before="auto" fo:line-height="100%" style:writing-mode="lr-tb"/>
    </style:style>
    <style:style style:name="P12" style:family="paragraph" style:parent-style-name="Standard">
      <style:paragraph-properties fo:text-align="justify" fo:break-before="auto" fo:line-height="100%" style:writing-mode="lr-tb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P15" style:family="paragraph" style:parent-style-name="Standard">
      <style:paragraph-properties fo:text-align="justify" fo:break-before="auto" fo:line-height="100%" style:writing-mode="lr-tb"/>
    </style:style>
    <style:style style:name="P16" style:family="paragraph" style:parent-style-name="Standard">
      <style:paragraph-properties fo:text-align="justify" fo:break-before="auto" fo:line-height="100%" style:writing-mode="lr-tb"/>
    </style:style>
    <style:style style:name="P17" style:family="paragraph" style:parent-style-name="Standard">
      <style:paragraph-properties fo:text-align="justify" fo:break-before="auto" fo:line-height="100%" style:writing-mode="lr-tb"/>
    </style:style>
    <style:style style:name="P18" style:family="paragraph" style:parent-style-name="Standard">
      <style:paragraph-properties fo:text-align="justify" fo:break-before="auto" fo:line-height="100%" style:writing-mode="lr-tb"/>
    </style:style>
    <style:style style:name="P19" style:family="paragraph" style:parent-style-name="Standard">
      <style:paragraph-properties fo:text-align="justify"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P20" style:family="paragraph" style:parent-style-name="Standard">
      <style:paragraph-properties fo:text-align="justify" fo:break-before="auto" fo:line-height="100%" style:writing-mode="lr-tb"/>
    </style:style>
    <style:style style:name="P21" style:family="paragraph" style:parent-style-name="Standard">
      <style:paragraph-properties fo:text-align="justify"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6.544cm" fo:margin-left="0cm"/>
    </style:style>
    <style:style style:name="Column1" style:family="table-column">
      <style:table-column-properties style:column-width="4.14cm"/>
    </style:style>
    <style:style style:name="Column2" style:family="table-column">
      <style:table-column-properties style:column-width="3.785cm"/>
    </style:style>
    <style:style style:name="Column3" style:family="table-column">
      <style:table-column-properties style:column-width="2.064cm"/>
    </style:style>
    <style:style style:name="Column4" style:family="table-column">
      <style:table-column-properties style:column-width="4.129cm"/>
    </style:style>
    <style:style style:name="Column5" style:family="table-column">
      <style:table-column-properties style:column-width="2.425cm"/>
    </style:style>
    <style:style style:name="Row1" style:family="table-row"/>
    <style:style style:name="Cell1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544cm" fo:margin-left="0cm"/>
    </style:style>
    <style:style style:name="Column6" style:family="table-column">
      <style:table-column-properties style:column-width="16.544cm"/>
    </style:style>
    <style:style style:name="Row3" style:family="table-row"/>
    <style:style style:name="Cell1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text-align="justify" fo:break-before="auto" fo:line-height="10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left" style:width="16.228cm" fo:margin-left="0cm"/>
    </style:style>
    <style:style style:name="Column7" style:family="table-column">
      <style:table-column-properties style:column-width="4.057cm"/>
    </style:style>
    <style:style style:name="Column8" style:family="table-column">
      <style:table-column-properties style:column-width="3.704cm"/>
    </style:style>
    <style:style style:name="Column9" style:family="table-column">
      <style:table-column-properties style:column-width="2.011cm"/>
    </style:style>
    <style:style style:name="Column10" style:family="table-column">
      <style:table-column-properties style:column-width="4.057cm"/>
    </style:style>
    <style:style style:name="Column11" style:family="table-column">
      <style:table-column-properties style:column-width="2.399cm"/>
    </style:style>
    <style:style style:name="Row4" style:family="table-row"/>
    <style:style style:name="Cell12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5" style:family="table-row"/>
    <style:style style:name="Cell1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73" style:family="paragraph" style:parent-style-name="Standard">
      <style:paragraph-properties fo:break-before="auto" fo:line-height="100%" style:writing-mode="lr-tb"/>
    </style:style>
    <style:style style:name="Table4" style:family="table">
      <style:table-properties table:align="left" style:width="16.263cm" fo:margin-left="0cm"/>
    </style:style>
    <style:style style:name="Column12" style:family="table-column">
      <style:table-column-properties style:column-width="16.263cm"/>
    </style:style>
    <style:style style:name="Row6" style:family="table-row"/>
    <style:style style:name="Cell2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5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16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text-align="justify" fo:break-before="auto" fo:text-indent="2.858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</office:automatic-styles>
  <office:body>
    <office:text>
      <text:p text:style-name="P1"/>
      <text:p text:style-name="P2"/>
      <text:p text:style-name="P3"><text:span text:style-name="T3_1">CENTRO</text:span><text:span text:style-name="T3_2">:<text:s/></text:span><text:span text:style-name="T3_3">IES</text:span><text:span text:style-name="T3_4"><text:s/></text:span><text:span text:style-name="T3_5">HARÍA</text:span></text:p>
      <text:p text:style-name="P4"><text:span text:style-name="T4_1">LOCALIDAD</text:span><text:span text:style-name="T4_2">:<text:s/></text:span><text:span text:style-name="T4_3">HARÍA</text:span></text:p>
      <text:p text:style-name="P5"><text:span text:style-name="T5_1">CODIGO</text:span><text:span text:style-name="T5_2">:<text:tab/>35009206<text:tab/></text:span></text:p>
      <text:p text:style-name="P6"><text:span text:style-name="T6_1">CURSO</text:span><text:span text:style-name="T6_2">:<text:s/>201</text:span><text:span text:style-name="T6_3">5</text:span><text:span text:style-name="T6_4"><text:s text:c="2"/>/<text:s/>201</text:span><text:span text:style-name="T6_5">6</text:span></text:p>
      <text:p text:style-name="P7"><text:span text:style-name="T7_1">EVALUACIÓN</text:span><text:span text:style-name="T7_2"><text:s/>:<text:s/></text:span><text:span text:style-name="T7_3">PR</text:span><text:span text:style-name="T7_4">IMERA</text:span><text:span text:style-name="T7_5">2</text:span></text:p>
      <text:p text:style-name="P8"><text:span text:style-name="T8_1">DEPARTAMENTO</text:span><text:span text:style-name="T8_2"><text:s/></text:span><text:span text:style-name="T8_3">DE</text:span><text:span text:style-name="T8_4">:<text:s/></text:span><text:span text:style-name="T8_5">INFORMÁTICA</text:span></text:p>
      <text:p text:style-name="P9"><text:span text:style-name="T9_1">NIVEL</text:span><text:span text:style-name="T9_2">:<text:s/>1</text:span><text:span text:style-name="T9_3">º</text:span><text:span text:style-name="T9_4"><text:s/></text:span><text:span text:style-name="T9_5">CFGM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El</text:span><text:span text:style-name="T19_2"><text:s/></text:span><text:span text:style-name="T19_3">Departamento</text:span><text:span text:style-name="T19_4"><text:s/></text:span><text:span text:style-name="T19_5">didáctico</text:span><text:span text:style-name="T19_6"><text:s/></text:span><text:span text:style-name="T19_7">citado</text:span><text:span text:style-name="T19_8">,<text:s/></text:span><text:span text:style-name="T19_9">una</text:span><text:span text:style-name="T19_10"><text:s/></text:span><text:span text:style-name="T19_11">vez</text:span><text:span text:style-name="T19_12"><text:s/></text:span><text:span text:style-name="T19_13">realizado</text:span><text:span text:style-name="T19_14"><text:s/></text:span><text:span text:style-name="T19_15">el</text:span><text:span text:style-name="T19_16"><text:s/></text:span><text:span text:style-name="T19_17">análisis</text:span><text:span text:style-name="T19_18"><text:s/></text:span><text:span text:style-name="T19_19">de</text:span><text:span text:style-name="T19_20"><text:s/></text:span><text:span text:style-name="T19_21">los</text:span><text:span text:style-name="T19_22"><text:s/></text:span><text:span text:style-name="T19_23">resultados</text:span><text:span text:style-name="T19_24"><text:s/></text:span><text:span text:style-name="T19_25">correspondientes</text:span><text:span text:style-name="T19_26"><text:s/></text:span><text:span text:style-name="T19_27">a</text:span><text:span text:style-name="T19_28"><text:s/></text:span><text:span text:style-name="T19_29">la</text:span><text:span text:style-name="T19_30"><text:s text:c="2"/></text:span><text:span text:style-name="T19_31">evaluación</text:span><text:span text:style-name="T19_32"><text:s/></text:span><text:span text:style-name="T19_33">citada</text:span><text:span text:style-name="T19_34">,<text:s/></text:span><text:span text:style-name="T19_35">hace</text:span><text:span text:style-name="T19_36"><text:s/></text:span><text:span text:style-name="T19_37">las</text:span><text:span text:style-name="T19_38"><text:s/></text:span><text:span text:style-name="T19_39">siguientes</text:span><text:span text:style-name="T19_40"><text:s/></text:span><text:span text:style-name="T19_41">consideraciones</text:span><text:span text:style-name="T19_42">:</text:span></text:p>
      <text:p text:style-name="P20"/>
      <text:p text:style-name="P21"><text:span text:style-name="T21_1">APLICACIONES</text:span><text:span text:style-name="T21_2"><text:s/></text:span><text:span text:style-name="T21_3">OFIMÁTICAS</text:span><text:span text:style-name="T21_4"><text:s/>(</text:span><text:span text:style-name="T21_5">AIF</text:span><text:span text:style-name="T21_6">)</text:span></text:p>
      <text:p text:style-name="P2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3"><text:span text:style-name="T23_1">Alumnado</text:span><text:span text:style-name="T23_2"><text:s/></text:span><text:span text:style-name="T23_3">matriculado</text:span></text:p>
          </table:table-cell>
          <table:table-cell table:style-name="Cell2">
            <text:p text:style-name="P24"><text:span text:style-name="T24_1">Evaluación</text:span><text:span text:style-name="T24_2"><text:s/></text:span><text:span text:style-name="T24_3">positiva</text:span></text:p>
          </table:table-cell>
          <table:table-cell table:style-name="Cell3">
            <text:p text:style-name="P25"><text:span text:style-name="T25_1">%</text:span></text:p>
          </table:table-cell>
          <table:table-cell table:style-name="Cell4">
            <text:p text:style-name="P26"><text:span text:style-name="T26_1">Evaluación</text:span><text:span text:style-name="T26_2"><text:s/></text:span><text:span text:style-name="T26_3">negativa</text:span></text:p>
          </table:table-cell>
          <table:table-cell table:style-name="Cell5">
            <text:p text:style-name="P27"><text:span text:style-name="T27_1">%</text:span></text:p>
          </table:table-cell>
        </table:table-row>
        <table:table-row table:style-name="Row2">
          <table:table-cell table:style-name="Cell6">
            <text:p text:style-name="P28"><text:span text:style-name="T28_1">27</text:span></text:p>
          </table:table-cell>
          <table:table-cell table:style-name="Cell7">
            <text:p text:style-name="P29"><text:span text:style-name="T29_1">17</text:span></text:p>
          </table:table-cell>
          <table:table-cell table:style-name="Cell8">
            <text:p text:style-name="P30"><text:span text:style-name="T30_1">62,96</text:span></text:p>
          </table:table-cell>
          <table:table-cell table:style-name="Cell9">
            <text:p text:style-name="P31"><text:span text:style-name="T31_1">10</text:span></text:p>
          </table:table-cell>
          <table:table-cell table:style-name="Cell10">
            <text:p text:style-name="P32"><text:span text:style-name="T32_1">37,04</text:span></text:p>
          </table:table-cell>
        </table:table-row>
      </table:table>
      <text:p text:style-name="P33"/>
      <table:table table:style-name="Table2">
        <table:table-column table:style-name="Column6"/>
        <table:table-row table:style-name="Row3">
          <table:table-cell table:style-name="Cell11">
            <text:p text:style-name="P34"/>
            <text:list text:style-name="LS1" xml:id="list0">
              <text:list-item>
                <text:list>
                  <text:list-item>
                    <text:p text:style-name="P35"><text:span text:style-name="T35_1">Análisis</text:span><text:span text:style-name="T35_2">/</text:span><text:span text:style-name="T35_3">Valoración</text:span><text:span text:style-name="T35_4"><text:s/></text:span><text:span text:style-name="T35_5">de</text:span><text:span text:style-name="T35_6"><text:s/></text:span><text:span text:style-name="T35_7">los</text:span><text:span text:style-name="T35_8"><text:s/></text:span><text:span text:style-name="T35_9">resultados</text:span></text:p>
                  </text:list-item>
                </text:list>
              </text:list-item>
            </text:list>
            <text:p text:style-name="P36"/>
            <text:p text:style-name="P37"><text:span text:style-name="T37_1">Es</text:span><text:span text:style-name="T37_2"><text:s/></text:span><text:span text:style-name="T37_3">un</text:span><text:span text:style-name="T37_4"><text:s/></text:span><text:span text:style-name="T37_5">resultado</text:span><text:span text:style-name="T37_6"><text:s/></text:span><text:span text:style-name="T37_7">favorable</text:span><text:span text:style-name="T37_8"><text:s/></text:span><text:span text:style-name="T37_9">en</text:span><text:span text:style-name="T37_10"><text:s/></text:span><text:span text:style-name="T37_11">lo</text:span><text:span text:style-name="T37_12"><text:s/></text:span><text:span text:style-name="T37_13">que</text:span><text:span text:style-name="T37_14"><text:s/></text:span><text:span text:style-name="T37_15">respecta</text:span><text:span text:style-name="T37_16"><text:s/></text:span><text:span text:style-name="T37_17">a</text:span><text:span text:style-name="T37_18"><text:s/></text:span><text:span text:style-name="T37_19">este</text:span><text:span text:style-name="T37_20"><text:s/></text:span><text:span text:style-name="T37_21">módulo</text:span><text:span text:style-name="T37_22"><text:s/></text:span><text:span text:style-name="T37_23">pero</text:span><text:span text:style-name="T37_24"><text:s/></text:span><text:span text:style-name="T37_25">aún</text:span><text:span text:style-name="T37_26"><text:s/></text:span><text:span text:style-name="T37_27">considero</text:span><text:span text:style-name="T37_28"><text:s/></text:span><text:span text:style-name="T37_29">un</text:span><text:span text:style-name="T37_30"><text:s/></text:span><text:span text:style-name="T37_31">resultado</text:span><text:span text:style-name="T37_32"><text:s/></text:span><text:span text:style-name="T37_33">mejorable</text:span><text:span text:style-name="T37_34">.</text:span></text:p>
            <text:p text:style-name="P38"/>
            <text:p text:style-name="P39"/>
            <text:p text:style-name="P40"/>
            <text:p text:style-name="P41"/>
            <text:p text:style-name="P42"><text:span text:style-name="T42_1">1.2.</text:span><text:span text:style-name="T42_2"><text:s/></text:span><text:span text:style-name="T42_3">Dificultades</text:span><text:span text:style-name="T42_4"><text:s/></text:span><text:span text:style-name="T42_5">encontradas</text:span><text:span text:style-name="T42_6">:</text:span></text:p>
            <text:p text:style-name="P43"/>
            <text:p text:style-name="P44"><text:span text:style-name="T44_1">Grupo</text:span><text:span text:style-name="T44_2"><text:s/></text:span><text:span text:style-name="T44_3">con</text:span><text:span text:style-name="T44_4"><text:s/></text:span><text:span text:style-name="T44_5">buena</text:span><text:span text:style-name="T44_6"><text:s/></text:span><text:span text:style-name="T44_7">actitud</text:span><text:span text:style-name="T44_8"><text:s/></text:span><text:span text:style-name="T44_9">pero</text:span><text:span text:style-name="T44_10"><text:s/></text:span><text:span text:style-name="T44_11">no</text:span><text:span text:style-name="T44_12"><text:s/></text:span><text:span text:style-name="T44_13">aptitud</text:span><text:span text:style-name="T44_14">.<text:s/></text:span><text:span text:style-name="T44_15">Falta</text:span><text:span text:style-name="T44_16"><text:s/></text:span><text:span text:style-name="T44_17">de</text:span><text:span text:style-name="T44_18"><text:s/></text:span><text:span text:style-name="T44_19">mucha</text:span><text:span text:style-name="T44_20"><text:s/></text:span><text:span text:style-name="T44_21">base</text:span><text:span text:style-name="T44_22"><text:s/></text:span><text:span text:style-name="T44_23">y</text:span><text:span text:style-name="T44_24"><text:s/></text:span><text:span text:style-name="T44_25">de</text:span><text:span text:style-name="T44_26"><text:s/></text:span><text:span text:style-name="T44_27">horas</text:span><text:span text:style-name="T44_28"><text:s/></text:span><text:span text:style-name="T44_29">de</text:span><text:span text:style-name="T44_30"><text:s/></text:span><text:span text:style-name="T44_31">estudio</text:span><text:span text:style-name="T44_32"><text:s/></text:span><text:span text:style-name="T44_33">en</text:span><text:span text:style-name="T44_34"><text:s/></text:span><text:span text:style-name="T44_35">casa</text:span><text:span text:style-name="T44_36">.</text:span></text:p>
            <text:p text:style-name="P45"/>
            <text:p text:style-name="P46"/>
            <text:p text:style-name="P47"/>
            <text:p text:style-name="P48"/>
            <text:p text:style-name="P49"><text:span text:style-name="T49_1">1.</text:span><text:span text:style-name="T49_2">3</text:span><text:span text:style-name="T49_3">.<text:s/></text:span><text:span text:style-name="T49_4">Propuestas</text:span><text:span text:style-name="T49_5"><text:s/></text:span><text:span text:style-name="T49_6">de</text:span><text:span text:style-name="T49_7"><text:s/></text:span><text:span text:style-name="T49_8">mejora</text:span></text:p>
            <text:p text:style-name="P50"/>
            <text:p text:style-name="P51"><text:span text:style-name="T51_1">Se</text:span><text:span text:style-name="T51_2"><text:s/></text:span><text:span text:style-name="T51_3">ha</text:span><text:span text:style-name="T51_4"><text:s/></text:span><text:span text:style-name="T51_5">realizado</text:span><text:span text:style-name="T51_6"><text:s/></text:span><text:span text:style-name="T51_7">una</text:span><text:span text:style-name="T51_8"><text:s/></text:span><text:span text:style-name="T51_9">acción</text:span><text:span text:style-name="T51_10"><text:s/></text:span><text:span text:style-name="T51_11">tutorial</text:span><text:span text:style-name="T51_12"><text:s/></text:span><text:span text:style-name="T51_13">sobre</text:span><text:span text:style-name="T51_14"><text:s/></text:span><text:span text:style-name="T51_15">el</text:span><text:span text:style-name="T51_16"><text:s/></text:span><text:span text:style-name="T51_17">tema</text:span><text:span text:style-name="T51_18"><text:s/></text:span><text:span text:style-name="T51_19">y</text:span><text:span text:style-name="T51_20"><text:s/></text:span><text:span text:style-name="T51_21">se</text:span><text:span text:style-name="T51_22"><text:s/></text:span><text:span text:style-name="T51_23">les</text:span><text:span text:style-name="T51_24"><text:s/></text:span><text:span text:style-name="T51_25">ha</text:span><text:span text:style-name="T51_26"><text:s/></text:span><text:span text:style-name="T51_27">explicado</text:span><text:span text:style-name="T51_28"><text:s/></text:span><text:span text:style-name="T51_29">métodos</text:span><text:span text:style-name="T51_30"><text:s/></text:span><text:span text:style-name="T51_31">de</text:span><text:span text:style-name="T51_32"><text:s/></text:span><text:span text:style-name="T51_33">estudio</text:span><text:span text:style-name="T51_34"><text:s/></text:span><text:span text:style-name="T51_35">y</text:span><text:span text:style-name="T51_36"><text:s/></text:span><text:span text:style-name="T51_37">de</text:span><text:span text:style-name="T51_38"><text:s/></text:span><text:span text:style-name="T51_39">concentración</text:span><text:span text:style-name="T51_40">.<text:s/></text:span><text:span text:style-name="T51_41">A</text:span><text:span text:style-name="T51_42"><text:s/></text:span><text:span text:style-name="T51_43">través</text:span><text:span text:style-name="T51_44"><text:s/></text:span><text:span text:style-name="T51_45">del</text:span><text:span text:style-name="T51_46"><text:s/></text:span><text:span text:style-name="T51_47">curso</text:span><text:span text:style-name="T51_48"><text:s/></text:span><text:span text:style-name="T51_49">de</text:span><text:span text:style-name="T51_50"><text:s/></text:span><text:span text:style-name="T51_51">tutoría</text:span><text:span text:style-name="T51_52"><text:s/></text:span><text:span text:style-name="T51_53">de</text:span><text:span text:style-name="T51_54"><text:s/></text:span><text:span text:style-name="T51_55">la</text:span><text:span text:style-name="T51_56"><text:s/></text:span><text:span text:style-name="T51_57">plataforma</text:span><text:span text:style-name="T51_58"><text:s/></text:span><text:span text:style-name="T51_59">virtual</text:span><text:span text:style-name="T51_60"><text:s/></text:span><text:span text:style-name="T51_61">del</text:span><text:span text:style-name="T51_62"><text:s/></text:span><text:span text:style-name="T51_63">centro</text:span><text:span text:style-name="T51_64"><text:s/></text:span><text:span text:style-name="T51_65">se</text:span><text:span text:style-name="T51_66"><text:s/></text:span><text:span text:style-name="T51_67">les</text:span><text:span text:style-name="T51_68"><text:s/></text:span><text:span text:style-name="T51_69">ha</text:span><text:span text:style-name="T51_70"><text:s/></text:span><text:span text:style-name="T51_71">colgado</text:span><text:span text:style-name="T51_72"><text:s/></text:span><text:span text:style-name="T51_73">información</text:span><text:span text:style-name="T51_74"><text:s/></text:span><text:span text:style-name="T51_75">que</text:span><text:span text:style-name="T51_76"><text:s/></text:span><text:span text:style-name="T51_77">se</text:span><text:span text:style-name="T51_78"><text:s/></text:span><text:span text:style-name="T51_79">cree</text:span><text:span text:style-name="T51_80"><text:s/></text:span><text:span text:style-name="T51_81">necesaria</text:span><text:span text:style-name="T51_82"><text:s/></text:span><text:span text:style-name="T51_83">para</text:span><text:span text:style-name="T51_84"><text:s/></text:span><text:span text:style-name="T51_85">conseguir</text:span><text:span text:style-name="T51_86"><text:s/></text:span><text:span text:style-name="T51_87">este</text:span><text:span text:style-name="T51_88"><text:s/></text:span><text:span text:style-name="T51_89">objetivo</text:span><text:span text:style-name="T51_90">.</text:span></text:p>
            <text:p text:style-name="P52"/>
            <text:p text:style-name="P53"><text:span text:style-name="T53_1">Cabe</text:span><text:span text:style-name="T53_2"><text:s/></text:span><text:span text:style-name="T53_3">destacar</text:span><text:span text:style-name="T53_4"><text:s/></text:span><text:span text:style-name="T53_5">también</text:span><text:span text:style-name="T53_6"><text:s/></text:span><text:span text:style-name="T53_7">en</text:span><text:span text:style-name="T53_8"><text:s/></text:span><text:span text:style-name="T53_9">el</text:span><text:span text:style-name="T53_10"><text:s/></text:span><text:span text:style-name="T53_11">resultado</text:span><text:span text:style-name="T53_12"><text:s/></text:span><text:span text:style-name="T53_13">que</text:span><text:span text:style-name="T53_14"><text:s/></text:span><text:span text:style-name="T53_15">algunos</text:span><text:span text:style-name="T53_16"><text:s/></text:span><text:span text:style-name="T53_17">alumnos</text:span><text:span text:style-name="T53_18"><text:s/></text:span><text:span text:style-name="T53_19">aún</text:span><text:span text:style-name="T53_20"><text:s/></text:span><text:span text:style-name="T53_21">estaban</text:span><text:span text:style-name="T53_22"><text:s/></text:span><text:span text:style-name="T53_23">matriculados</text:span><text:span text:style-name="T53_24"><text:s/></text:span><text:span text:style-name="T53_25">eran</text:span><text:span text:style-name="T53_26"><text:s/></text:span><text:span text:style-name="T53_27">absentistas</text:span><text:span text:style-name="T53_28"><text:s/></text:span><text:span text:style-name="T53_29">y</text:span><text:span text:style-name="T53_30"><text:s/></text:span><text:span text:style-name="T53_31">por</text:span><text:span text:style-name="T53_32"><text:s/></text:span><text:span text:style-name="T53_33">eso</text:span><text:span text:style-name="T53_34"><text:s/></text:span><text:span text:style-name="T53_35">el</text:span><text:span text:style-name="T53_36"><text:s/></text:span><text:span text:style-name="T53_37">resultado</text:span><text:span text:style-name="T53_38"><text:s/></text:span><text:span text:style-name="T53_39">del</text:span><text:span text:style-name="T53_40"><text:s/></text:span><text:span text:style-name="T53_41">rendimiento</text:span><text:span text:style-name="T53_42"><text:s/></text:span><text:span text:style-name="T53_43">del</text:span><text:span text:style-name="T53_44"><text:s/></text:span><text:span text:style-name="T53_45">grupo</text:span><text:span text:style-name="T53_46"><text:s/></text:span><text:span text:style-name="T53_47">ha</text:span><text:span text:style-name="T53_48"><text:s/></text:span><text:span text:style-name="T53_49">sido</text:span><text:span text:style-name="T53_50"><text:s/></text:span><text:span text:style-name="T53_51">algo</text:span><text:span text:style-name="T53_52"><text:s/></text:span><text:span text:style-name="T53_53">más</text:span><text:span text:style-name="T53_54"><text:s/></text:span><text:span text:style-name="T53_55">desfavorable</text:span><text:span text:style-name="T53_56"><text:s/></text:span><text:span text:style-name="T53_57">de</text:span><text:span text:style-name="T53_58"><text:s/></text:span><text:span text:style-name="T53_59">lo</text:span><text:span text:style-name="T53_60"><text:s/></text:span><text:span text:style-name="T53_61">esperado</text:span><text:span text:style-name="T53_62">.</text:span></text:p>
            <text:p text:style-name="P54"/>
            <text:p text:style-name="P55"/>
            <text:p text:style-name="P56"/>
            <text:p text:style-name="P57"/>
            <text:p text:style-name="P58"/>
            <text:p text:style-name="P59"/>
          </table:table-cell>
        </table:table-row>
      </table:table>
      <text:p text:style-name="P60"/>
      <text:p text:style-name="P61"><text:span text:style-name="T61_1">APLICACIONES</text:span><text:span text:style-name="T61_2"><text:s/></text:span><text:span text:style-name="T61_3">WEB</text:span><text:span text:style-name="T61_4">(</text:span><text:span text:style-name="T61_5">APW</text:span><text:span text:style-name="T61_6">)</text:span></text:p>
      <text:p text:style-name="P62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4">
          <table:table-cell table:style-name="Cell12">
            <text:p text:style-name="P63"><text:span text:style-name="T63_1">Alumnado</text:span><text:span text:style-name="T63_2"><text:s/></text:span><text:span text:style-name="T63_3">matriculado</text:span></text:p>
          </table:table-cell>
          <table:table-cell table:style-name="Cell13">
            <text:p text:style-name="P64"><text:span text:style-name="T64_1">Evaluación</text:span><text:span text:style-name="T64_2"><text:s/></text:span><text:span text:style-name="T64_3">positiva</text:span></text:p>
          </table:table-cell>
          <table:table-cell table:style-name="Cell14">
            <text:p text:style-name="P65"><text:span text:style-name="T65_1">%</text:span></text:p>
          </table:table-cell>
          <table:table-cell table:style-name="Cell15">
            <text:p text:style-name="P66"><text:span text:style-name="T66_1">Evaluación</text:span><text:span text:style-name="T66_2"><text:s/></text:span><text:span text:style-name="T66_3">negativa</text:span></text:p>
          </table:table-cell>
          <table:table-cell table:style-name="Cell16">
            <text:p text:style-name="P67"><text:span text:style-name="T67_1">%</text:span></text:p>
          </table:table-cell>
        </table:table-row>
        <table:table-row table:style-name="Row5">
          <table:table-cell table:style-name="Cell17">
            <text:p text:style-name="P68"><text:span text:style-name="T68_1">13</text:span></text:p>
          </table:table-cell>
          <table:table-cell table:style-name="Cell18">
            <text:p text:style-name="P69"><text:span text:style-name="T69_1">8</text:span></text:p>
          </table:table-cell>
          <table:table-cell table:style-name="Cell19">
            <text:p text:style-name="P70"><text:span text:style-name="T70_1">61,54</text:span></text:p>
          </table:table-cell>
          <table:table-cell table:style-name="Cell20">
            <text:p text:style-name="P71"><text:span text:style-name="T71_1">5</text:span></text:p>
          </table:table-cell>
          <table:table-cell table:style-name="Cell21">
            <text:p text:style-name="P72"><text:span text:style-name="T72_1">38,46</text:span></text:p>
          </table:table-cell>
        </table:table-row>
      </table:table>
      <text:p text:style-name="P73"/>
      <table:table table:style-name="Table4">
        <table:table-column table:style-name="Column12"/>
        <table:table-row table:style-name="Row6">
          <table:table-cell table:style-name="Cell22">
            <text:p text:style-name="P74"/>
            <text:list text:style-name="LS1" xml:id="list1" text:continue-list="list0">
              <text:list-item>
                <text:list>
                  <text:list-item>
                    <text:p text:style-name="P75"><text:span text:style-name="T75_1">Análisis</text:span><text:span text:style-name="T75_2">/</text:span><text:span text:style-name="T75_3">Valoración</text:span><text:span text:style-name="T75_4"><text:s/></text:span><text:span text:style-name="T75_5">de</text:span><text:span text:style-name="T75_6"><text:s/></text:span><text:span text:style-name="T75_7">los</text:span><text:span text:style-name="T75_8"><text:s/></text:span><text:span text:style-name="T75_9">resultados</text:span></text:p>
                  </text:list-item>
                </text:list>
              </text:list-item>
            </text:list>
            <text:p text:style-name="P76"/>
            <text:p text:style-name="P77"><text:span text:style-name="T77_1">Se</text:span><text:span text:style-name="T77_2"><text:s/></text:span><text:span text:style-name="T77_3">esperaba</text:span><text:span text:style-name="T77_4"><text:s/></text:span><text:span text:style-name="T77_5">algo</text:span><text:span text:style-name="T77_6"><text:s/></text:span><text:span text:style-name="T77_7">más</text:span><text:span text:style-name="T77_8"><text:s/></text:span><text:span text:style-name="T77_9">de</text:span><text:span text:style-name="T77_10"><text:s/></text:span><text:span text:style-name="T77_11">este</text:span><text:span text:style-name="T77_12"><text:s/></text:span><text:span text:style-name="T77_13">grupo</text:span><text:span text:style-name="T77_14"><text:s/></text:span><text:span text:style-name="T77_15">dado</text:span><text:span text:style-name="T77_16"><text:s/></text:span><text:span text:style-name="T77_17">su</text:span><text:span text:style-name="T77_18"><text:s/></text:span><text:span text:style-name="T77_19">condición</text:span><text:span text:style-name="T77_20"><text:s/></text:span><text:span text:style-name="T77_21">de</text:span><text:span text:style-name="T77_22"><text:s/></text:span><text:span text:style-name="T77_23">grupo</text:span><text:span text:style-name="T77_24"><text:s/></text:span><text:span text:style-name="T77_25">reducido</text:span><text:span text:style-name="T77_26"><text:s/></text:span><text:span text:style-name="T77_27">y</text:span><text:span text:style-name="T77_28"><text:s/></text:span><text:span text:style-name="T77_29">con</text:span><text:span text:style-name="T77_30"><text:s/></text:span><text:span text:style-name="T77_31">una</text:span><text:span text:style-name="T77_32"><text:s/></text:span><text:span text:style-name="T77_33">buena</text:span><text:span text:style-name="T77_34"><text:s/></text:span><text:span text:style-name="T77_35">actitud</text:span><text:span text:style-name="T77_36"><text:s/></text:span><text:span text:style-name="T77_37">hacia</text:span><text:span text:style-name="T77_38"><text:s/></text:span><text:span text:style-name="T77_39">el</text:span><text:span text:style-name="T77_40"><text:s/></text:span><text:span text:style-name="T77_41">módulo</text:span><text:span text:style-name="T77_42">.</text:span></text:p>
            <text:p text:style-name="P78"/>
            <text:p text:style-name="P79"/>
            <text:p text:style-name="P80"/>
            <text:p text:style-name="P81"/>
            <text:p text:style-name="P82"><text:span text:style-name="T82_1">1.2.</text:span><text:span text:style-name="T82_2"><text:s/></text:span><text:span text:style-name="T82_3">Dificultades</text:span><text:span text:style-name="T82_4"><text:s/></text:span><text:span text:style-name="T82_5">encontradas</text:span><text:span text:style-name="T82_6">:</text:span></text:p>
            <text:p text:style-name="P83"/>
            <text:p text:style-name="P84"><text:span text:style-name="T84_1">Absentismo</text:span><text:span text:style-name="T84_2"><text:s/></text:span><text:span text:style-name="T84_3">puntual</text:span><text:span text:style-name="T84_4"><text:s/></text:span><text:span text:style-name="T84_5">de</text:span><text:span text:style-name="T84_6"><text:s/></text:span><text:span text:style-name="T84_7">varios</text:span><text:span text:style-name="T84_8"><text:s/></text:span><text:span text:style-name="T84_9">alumnos</text:span><text:span text:style-name="T84_10">,<text:s/></text:span><text:span text:style-name="T84_11">sobre</text:span><text:span text:style-name="T84_12"><text:s/></text:span><text:span text:style-name="T84_13">todo</text:span><text:span text:style-name="T84_14"><text:s/></text:span><text:span text:style-name="T84_15">llegada</text:span><text:span text:style-name="T84_16"><text:s/></text:span><text:span text:style-name="T84_17">la</text:span><text:span text:style-name="T84_18"><text:s/></text:span><text:span text:style-name="T84_19">época</text:span><text:span text:style-name="T84_20"><text:s/></text:span><text:span text:style-name="T84_21">de</text:span><text:span text:style-name="T84_22"><text:s/></text:span><text:span text:style-name="T84_23">navidad</text:span><text:span text:style-name="T84_24"><text:s/></text:span><text:span text:style-name="T84_25">debido</text:span><text:span text:style-name="T84_26"><text:s/></text:span><text:span text:style-name="T84_27">a</text:span><text:span text:style-name="T84_28"><text:s/></text:span><text:span text:style-name="T84_29">bien</text:span><text:span text:style-name="T84_30"><text:s/></text:span><text:span text:style-name="T84_31">por</text:span><text:span text:style-name="T84_32"><text:s/></text:span><text:span text:style-name="T84_33">trabajos</text:span><text:span text:style-name="T84_34"><text:s/></text:span><text:span text:style-name="T84_35">puntuales</text:span><text:span text:style-name="T84_36"><text:s/></text:span><text:span text:style-name="T84_37">de</text:span><text:span text:style-name="T84_38"><text:s/></text:span><text:span text:style-name="T84_39">estas</text:span><text:span text:style-name="T84_40"><text:s/></text:span><text:span text:style-name="T84_41">fechas</text:span><text:span text:style-name="T84_42">,<text:s/></text:span><text:span text:style-name="T84_43">por</text:span><text:span text:style-name="T84_44"><text:s/></text:span><text:span text:style-name="T84_45">enfermedad</text:span><text:span text:style-name="T84_46"><text:s/></text:span><text:span text:style-name="T84_47">o</text:span><text:span text:style-name="T84_48"><text:s/></text:span><text:span text:style-name="T84_49">fugas</text:span><text:span text:style-name="T84_50"><text:s/></text:span><text:span text:style-name="T84_51">injustificadas</text:span><text:span text:style-name="T84_52">.</text:span></text:p>
            <text:p text:style-name="P85"><text:span text:style-name="T85_1">Grupo</text:span><text:span text:style-name="T85_2"><text:s/></text:span><text:span text:style-name="T85_3">hablador</text:span><text:span text:style-name="T85_4">.<text:s/></text:span><text:span text:style-name="T85_5">Ha</text:span><text:span text:style-name="T85_6"><text:s/></text:span><text:span text:style-name="T85_7">costado</text:span><text:span text:style-name="T85_8"><text:s/></text:span><text:span text:style-name="T85_9">arrancar</text:span><text:span text:style-name="T85_10"><text:s/></text:span><text:span text:style-name="T85_11">muchas</text:span><text:span text:style-name="T85_12"><text:s/></text:span><text:span text:style-name="T85_13">de</text:span><text:span text:style-name="T85_14"><text:s/></text:span><text:span text:style-name="T85_15">las</text:span><text:span text:style-name="T85_16"><text:s/></text:span><text:span text:style-name="T85_17">clases</text:span><text:span text:style-name="T85_18"><text:s/></text:span><text:span text:style-name="T85_19">y</text:span><text:span text:style-name="T85_20"><text:s/></text:span><text:span text:style-name="T85_21">hasta</text:span><text:span text:style-name="T85_22"><text:s/></text:span><text:span text:style-name="T85_23">pasados</text:span><text:span text:style-name="T85_24"><text:s/>10<text:s/></text:span><text:span text:style-name="T85_25">minutos</text:span><text:span text:style-name="T85_26"><text:s/></text:span><text:span text:style-name="T85_27">no</text:span><text:span text:style-name="T85_28"><text:s/></text:span><text:span text:style-name="T85_29">se</text:span><text:span text:style-name="T85_30"><text:s/></text:span><text:span text:style-name="T85_31">conseguía</text:span><text:span text:style-name="T85_32"><text:s/></text:span><text:span text:style-name="T85_33">que</text:span><text:span text:style-name="T85_34"><text:s/></text:span><text:span text:style-name="T85_35">el</text:span><text:span text:style-name="T85_36"><text:s/></text:span><text:span text:style-name="T85_37">alumnado</text:span><text:span text:style-name="T85_38"><text:s/></text:span><text:span text:style-name="T85_39">tuviera</text:span><text:span text:style-name="T85_40"><text:s/></text:span><text:span text:style-name="T85_41">los</text:span><text:span text:style-name="T85_42"><text:s/></text:span><text:span text:style-name="T85_43">equipos</text:span><text:span text:style-name="T85_44"><text:s/></text:span><text:span text:style-name="T85_45">y</text:span><text:span text:style-name="T85_46"><text:s/></text:span><text:span text:style-name="T85_47">los</text:span><text:span text:style-name="T85_48"><text:s/></text:span><text:span text:style-name="T85_49">apuntes</text:span><text:span text:style-name="T85_50"><text:s/></text:span><text:span text:style-name="T85_51">listos</text:span><text:span text:style-name="T85_52"><text:s/></text:span><text:span text:style-name="T85_53">para</text:span><text:span text:style-name="T85_54"><text:s/></text:span><text:span text:style-name="T85_55">empezar</text:span><text:span text:style-name="T85_56">.</text:span></text:p>
            <text:p text:style-name="P86"><text:span text:style-name="T86_1">Ha</text:span><text:span text:style-name="T86_2"><text:s/></text:span><text:span text:style-name="T86_3">sido</text:span><text:span text:style-name="T86_4"><text:s/></text:span><text:span text:style-name="T86_5">difícil</text:span><text:span text:style-name="T86_6"><text:s/></text:span><text:span text:style-name="T86_7">mantener</text:span><text:span text:style-name="T86_8"><text:s/></text:span><text:span text:style-name="T86_9">un</text:span><text:span text:style-name="T86_10"><text:s/></text:span><text:span text:style-name="T86_11">ritmo</text:span><text:span text:style-name="T86_12"><text:s/></text:span><text:span text:style-name="T86_13">con</text:span><text:span text:style-name="T86_14"><text:s/></text:span><text:span text:style-name="T86_15">la</text:span><text:span text:style-name="T86_16"><text:s/></text:span><text:span text:style-name="T86_17">totalidad</text:span><text:span text:style-name="T86_18"><text:s/></text:span><text:span text:style-name="T86_19">del</text:span><text:span text:style-name="T86_20"><text:s/></text:span><text:span text:style-name="T86_21">grupo</text:span><text:span text:style-name="T86_22"><text:s/></text:span><text:span text:style-name="T86_23">en</text:span><text:span text:style-name="T86_24"><text:s/></text:span><text:span text:style-name="T86_25">el</text:span><text:span text:style-name="T86_26"><text:s/></text:span><text:span text:style-name="T86_27">seguimiento</text:span><text:span text:style-name="T86_28"><text:s/></text:span><text:span text:style-name="T86_29">de</text:span><text:span text:style-name="T86_30"><text:s/></text:span><text:span text:style-name="T86_31">la</text:span><text:span text:style-name="T86_32"><text:s/></text:span><text:span text:style-name="T86_33">programación</text:span><text:span text:style-name="T86_34"><text:s/></text:span><text:span text:style-name="T86_35">debido</text:span><text:span text:style-name="T86_36"><text:s/></text:span><text:span text:style-name="T86_37">a</text:span><text:span text:style-name="T86_38"><text:s/></text:span><text:span text:style-name="T86_39">las</text:span><text:span text:style-name="T86_40"><text:s/></text:span><text:span text:style-name="T86_41">citadas</text:span><text:span text:style-name="T86_42"><text:s/></text:span><text:span text:style-name="T86_43">dificultades</text:span><text:span text:style-name="T86_44">.</text:span></text:p>
            <text:p text:style-name="P87"/>
            <text:p text:style-name="P88"/>
            <text:p text:style-name="P89"/>
            <text:p text:style-name="P90"/>
            <text:p text:style-name="P91"><text:span text:style-name="T91_1">1.</text:span><text:span text:style-name="T91_2">3</text:span><text:span text:style-name="T91_3">.<text:s/></text:span><text:span text:style-name="T91_4">Propuestas</text:span><text:span text:style-name="T91_5"><text:s/></text:span><text:span text:style-name="T91_6">de</text:span><text:span text:style-name="T91_7"><text:s/></text:span><text:span text:style-name="T91_8">mejora</text:span></text:p>
            <text:p text:style-name="P92"/>
            <text:p text:style-name="P93"><text:span text:style-name="T93_1">Tal</text:span><text:span text:style-name="T93_2"><text:s/></text:span><text:span text:style-name="T93_3">y</text:span><text:span text:style-name="T93_4"><text:s/></text:span><text:span text:style-name="T93_5">como</text:span><text:span text:style-name="T93_6"><text:s/></text:span><text:span text:style-name="T93_7">se</text:span><text:span text:style-name="T93_8"><text:s/></text:span><text:span text:style-name="T93_9">propuso</text:span><text:span text:style-name="T93_10"><text:s/></text:span><text:span text:style-name="T93_11">en</text:span><text:span text:style-name="T93_12"><text:s/></text:span><text:span text:style-name="T93_13">la</text:span><text:span text:style-name="T93_14"><text:s/></text:span><text:span text:style-name="T93_15">sesión</text:span><text:span text:style-name="T93_16"><text:s/></text:span><text:span text:style-name="T93_17">de</text:span><text:span text:style-name="T93_18"><text:s/></text:span><text:span text:style-name="T93_19">evaluación</text:span><text:span text:style-name="T93_20"><text:s/></text:span><text:span text:style-name="T93_21">por</text:span><text:span text:style-name="T93_22"><text:s/></text:span><text:span text:style-name="T93_23">parte</text:span><text:span text:style-name="T93_24"><text:s/></text:span><text:span text:style-name="T93_25">del</text:span><text:span text:style-name="T93_26"><text:s/></text:span><text:span text:style-name="T93_27">representante</text:span><text:span text:style-name="T93_28"><text:s/></text:span><text:span text:style-name="T93_29">del</text:span><text:span text:style-name="T93_30"><text:s/></text:span><text:span text:style-name="T93_31">grupo</text:span><text:span text:style-name="T93_32">,<text:s/></text:span><text:span text:style-name="T93_33">por</text:span><text:span text:style-name="T93_34"><text:s/></text:span><text:span text:style-name="T93_35">parte</text:span><text:span text:style-name="T93_36"><text:s/></text:span><text:span text:style-name="T93_37">del</text:span><text:span text:style-name="T93_38"><text:s/></text:span><text:span text:style-name="T93_39">profesor</text:span><text:span text:style-name="T93_40"><text:s/></text:span><text:span text:style-name="T93_41">se</text:span><text:span text:style-name="T93_42"><text:s/></text:span><text:span text:style-name="T93_43">va</text:span><text:span text:style-name="T93_44"><text:s/></text:span><text:span text:style-name="T93_45">a</text:span><text:span text:style-name="T93_46"><text:s/></text:span><text:span text:style-name="T93_47">variar</text:span><text:span text:style-name="T93_48"><text:s/></text:span><text:span text:style-name="T93_49">la</text:span><text:span text:style-name="T93_50"><text:s/></text:span><text:span text:style-name="T93_51">metodología</text:span><text:span text:style-name="T93_52"><text:s/></text:span><text:span text:style-name="T93_53">incluyendo</text:span><text:span text:style-name="T93_54"><text:s/></text:span><text:span text:style-name="T93_55">más</text:span><text:span text:style-name="T93_56"><text:s/></text:span><text:span text:style-name="T93_57">ejercicios</text:span><text:span text:style-name="T93_58"><text:s/></text:span><text:span text:style-name="T93_59">prácticos</text:span><text:span text:style-name="T93_60"><text:s/></text:span><text:span text:style-name="T93_61">de</text:span><text:span text:style-name="T93_62"><text:s/></text:span><text:span text:style-name="T93_63">los</text:span><text:span text:style-name="T93_64"><text:s/></text:span><text:span text:style-name="T93_65">que</text:span><text:span text:style-name="T93_66"><text:s/></text:span><text:span text:style-name="T93_67">se</text:span><text:span text:style-name="T93_68"><text:s/></text:span><text:span text:style-name="T93_69">venía</text:span><text:span text:style-name="T93_70"><text:s/></text:span><text:span text:style-name="T93_71">haciendo</text:span><text:span text:style-name="T93_72"><text:s/></text:span><text:span text:style-name="T93_73">y</text:span><text:span text:style-name="T93_74"><text:s/></text:span><text:span text:style-name="T93_75">dividiendo</text:span><text:span text:style-name="T93_76"><text:s/></text:span><text:span text:style-name="T93_77">algunas</text:span><text:span text:style-name="T93_78"><text:s/></text:span><text:span text:style-name="T93_79">unidades</text:span><text:span text:style-name="T93_80"><text:s/></text:span><text:span text:style-name="T93_81">que</text:span><text:span text:style-name="T93_82"><text:s/></text:span><text:span text:style-name="T93_83">lo</text:span><text:span text:style-name="T93_84"><text:s/></text:span><text:span text:style-name="T93_85">necesiten</text:span><text:span text:style-name="T93_86"><text:s text:c="2"/></text:span><text:span text:style-name="T93_87">en</text:span><text:span text:style-name="T93_88"><text:s/></text:span><text:span text:style-name="T93_89">bloques</text:span><text:span text:style-name="T93_90"><text:s/></text:span><text:span text:style-name="T93_91">más</text:span><text:span text:style-name="T93_92"><text:s/></text:span><text:span text:style-name="T93_93">pequeños</text:span><text:span text:style-name="T93_94"><text:s/></text:span><text:span text:style-name="T93_95">para</text:span><text:span text:style-name="T93_96"><text:s/></text:span><text:span text:style-name="T93_97">poder</text:span><text:span text:style-name="T93_98"><text:s/></text:span><text:span text:style-name="T93_99">realizar</text:span><text:span text:style-name="T93_100"><text:s/></text:span><text:span text:style-name="T93_101">exámenes</text:span><text:span text:style-name="T93_102"><text:s/></text:span><text:span text:style-name="T93_103">parciales</text:span><text:span text:style-name="T93_104"><text:s/></text:span><text:span text:style-name="T93_105">en</text:span><text:span text:style-name="T93_106"><text:s/></text:span><text:span text:style-name="T93_107">una</text:span><text:span text:style-name="T93_108"><text:s/></text:span><text:span text:style-name="T93_109">misma</text:span><text:span text:style-name="T93_110"><text:s/></text:span><text:span text:style-name="T93_111">unidad</text:span><text:span text:style-name="T93_112">.<text:s/></text:span><text:span text:style-name="T93_113">Por</text:span><text:span text:style-name="T93_114"><text:s/></text:span><text:span text:style-name="T93_115">parte</text:span><text:span text:style-name="T93_116"><text:s/></text:span><text:span text:style-name="T93_117">del</text:span><text:span text:style-name="T93_118"><text:s/></text:span><text:span text:style-name="T93_119">alumnado</text:span><text:span text:style-name="T93_120"><text:s/></text:span><text:span text:style-name="T93_121">colaborarán</text:span><text:span text:style-name="T93_122"><text:s/></text:span><text:span text:style-name="T93_123">en</text:span><text:span text:style-name="T93_124"><text:s/></text:span><text:span text:style-name="T93_125">poder</text:span><text:span text:style-name="T93_126"><text:s/></text:span><text:span text:style-name="T93_127">empezar</text:span><text:span text:style-name="T93_128"><text:s/></text:span><text:span text:style-name="T93_129">las</text:span><text:span text:style-name="T93_130"><text:s/></text:span><text:span text:style-name="T93_131">clases</text:span><text:span text:style-name="T93_132"><text:s/></text:span><text:span text:style-name="T93_133">sin</text:span><text:span text:style-name="T93_134"><text:s/></text:span><text:span text:style-name="T93_135">perder</text:span><text:span text:style-name="T93_136"><text:s/></text:span><text:span text:style-name="T93_137">esos</text:span><text:span text:style-name="T93_138"><text:s/></text:span><text:span text:style-name="T93_139">minutos</text:span><text:span text:style-name="T93_140"><text:s/></text:span><text:span text:style-name="T93_141">a</text:span><text:span text:style-name="T93_142"><text:s/></text:span><text:span text:style-name="T93_143">comienzo</text:span><text:span text:style-name="T93_144"><text:s/></text:span><text:span text:style-name="T93_145">de</text:span><text:span text:style-name="T93_146"><text:s/></text:span><text:span text:style-name="T93_147">la</text:span><text:span text:style-name="T93_148"><text:s/></text:span><text:span text:style-name="T93_149">clase</text:span><text:span text:style-name="T93_150"><text:s/></text:span><text:span text:style-name="T93_151">en</text:span><text:span text:style-name="T93_152"><text:s/></text:span><text:span text:style-name="T93_153">hablar</text:span><text:span text:style-name="T93_154"><text:s/></text:span><text:span text:style-name="T93_155">y</text:span><text:span text:style-name="T93_156"><text:s/></text:span><text:span text:style-name="T93_157">no</text:span><text:span text:style-name="T93_158"><text:s/></text:span><text:span text:style-name="T93_159">tener</text:span><text:span text:style-name="T93_160"><text:s/></text:span><text:span text:style-name="T93_161">el</text:span><text:span text:style-name="T93_162"><text:s/></text:span><text:span text:style-name="T93_163">material</text:span><text:span text:style-name="T93_164"><text:s/></text:span><text:span text:style-name="T93_165">preparado</text:span><text:span text:style-name="T93_166">.</text:span></text:p>
            <text:p text:style-name="P94"/>
            <text:p text:style-name="P95"/>
            <text:p text:style-name="P96"/>
            <text:p text:style-name="P97"/>
            <text:p text:style-name="P98"/>
            <text:p text:style-name="P99"/>
          </table:table-cell>
        </table:table-row>
      </table:table>
      <text:p text:style-name="P100"/>
      <text:p text:style-name="P10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justify" fo:break-before="auto" fo:text-indent="2cm" fo:line-height="100%" fo:keep-with-next="always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5" style:display-name="Heading 5" style:family="paragraph" style:parent-style-name="Standard">
      <style:paragraph-properties fo:break-before="auto" fo:text-indent="0cm" fo:line-height="100%" fo:margin-left="7.001cm" fo:keep-with-next="always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1Level1" style:num-suffix="." text:level="2">
        <style:list-level-properties text:space-before="1.90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3" text:style-name="List1Level2" style:num-suffix="." text:level="3">
        <style:list-level-properties text:space-before="3.492cm" text:min-label-width="-2.22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1Level3" style:num-suffix=".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1Level4" style:num-suffix="." text:level="5">
        <style:list-level-properties text:space-before="5.71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1Level5" style:num-suffix="." text:level="6">
        <style:list-level-properties text:space-before="7.302cm" text:min-label-width="-5.39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1Level6" style:num-suffix="." text:level="7">
        <style:list-level-properties text:space-before="8.255cm" text:min-label-width="-5.71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1Level7" style:num-suffix="." text:level="8">
        <style:list-level-properties text:space-before="9.525cm" text:min-label-width="-6.98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1Level8" style:num-suffix="." text:level="9">
        <style:list-level-properties text:space-before="11.112cm" text:min-label-width="-7.93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1.75cm"/>
      <style:header-style>
        <style:header-footer-properties fo:min-height="-0.404cm" fo:margin-bottom="-0.404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-0.199cm" fo:line-height="100%" fo:margin-top="0cm" fo:margin-bottom="0.847cm" fo:margin-left="14.702cm" fo:margin-right="-0.002cm" fo:orphans="2" fo:widows="2" style:writing-mode="lr-tb">
        <style:tab-stops>
          <style:tab-stop style:type="center" style:leader-style="none" style:position="7.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212cm" fo:margin-left="0cm"/>
    </style:style>
    <style:style style:name="Column1" style:family="table-column">
      <style:table-column-properties style:column-width="1.801cm"/>
    </style:style>
    <style:style style:name="Column2" style:family="table-column">
      <style:table-column-properties style:column-width="3.604cm"/>
    </style:style>
    <style:style style:name="Column3" style:family="table-column">
      <style:table-column-properties style:column-width="1.801cm"/>
    </style:style>
    <style:style style:name="Column4" style:family="table-column">
      <style:table-column-properties style:column-width="1.801cm"/>
    </style:style>
    <style:style style:name="Column5" style:family="table-column">
      <style:table-column-properties style:column-width="7.205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right" fo:break-before="auto" fo:text-indent="0cm" fo:line-height="150%" fo:margin-top="0cm" fo:margin-bottom="0cm" fo:margin-left="0cm" fo:margin-right="0.635cm" fo:orphans="2" fo:widows="2" style:writing-mode="lr-tb">
        <style:tab-stops>
          <style:tab-stop style:type="left" style:leader-style="none" style:position="11.77cm"/>
        </style:tab-stops>
      </style:paragraph-properties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draw:frame svg:x="0cm" svg:y="0cm" svg:width="0.796cm" svg:height="1.506cm" draw:style-name="FR1" text:anchor-type="as-char" draw:z-index="0"><draw:image xlink:href="Pictures/image1.jpeg" xlink:type="simple" xlink:show="embed" xlink:actuate="onLoad"/></draw:frame></text:p>
      </style:header>
      <style:footer>
        <text:p text:style-name="P2"/>
        <table:table table:style-name="Table1">
          <table:table-column table:style-name="Column1"/>
          <table:table-column table:style-name="Column2"/>
          <table:table-column table:style-name="Column3"/>
          <table:table-column table:style-name="Column4"/>
          <table:table-column table:style-name="Column5"/>
          <table:table-row table:style-name="Row1">
            <table:table-cell table:style-name="Cell1">
              <text:p text:style-name="P3"><text:span text:style-name="T3_1">código</text:span><text:span text:style-name="T3_2">:</text:span></text:p>
            </table:table-cell>
            <table:table-cell table:style-name="Cell2">
              <text:p text:style-name="P4"><text:span text:style-name="T4_1">F</text:span><text:span text:style-name="T4_2">1.<text:s/></text:span><text:span text:style-name="T4_3">POC</text:span><text:span text:style-name="T4_4">-</text:span><text:span text:style-name="T4_5">PC</text:span><text:span text:style-name="T4_6">02.01</text:span></text:p>
            </table:table-cell>
            <table:table-cell table:style-name="Cell3">
              <text:p text:style-name="P5"><text:span text:style-name="T5_1">edición</text:span><text:span text:style-name="T5_2">:</text:span></text:p>
            </table:table-cell>
            <table:table-cell table:style-name="Cell4">
              <text:p text:style-name="P6"><text:span text:style-name="T6_1">01</text:span></text:p>
            </table:table-cell>
            <table:table-cell table:style-name="Cell5">
              <text:p text:style-name="P7"><text:span text:style-name="T7_1">página</text:span><text:span text:style-name="T7_2"><text:s/></text:span><text:span text:style-name="T7_3"><text:page-number text:select-page="current"/></text:span><text:span text:style-name="T7_4"><text:s/></text:span><text:span text:style-name="T7_5">de</text:span><text:span text:style-name="T7_6"><text:s/></text:span><text:span text:style-name="T7_7"><text:page-count/></text:span></text:p>
            </table:table-cell>
          </table:table-row>
        </table:table>
        <text:p text:style-name="P8"><text:span text:style-name="T8_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